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2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smodel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variable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AWI</text:p>
          </table:table-cell>
          <table:table-cell office:value-type="string" calcext:value-type="string">
            <text:p>AWI-ESM-1-1-LR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AWI</text:p>
          </table:table-cell>
          <table:table-cell office:value-type="string" calcext:value-type="string">
            <text:p>AWI-ESM-1-1-LR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AWI</text:p>
          </table:table-cell>
          <table:table-cell office:value-type="string" calcext:value-type="string">
            <text:p>AWI-ESM-1-1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AWI</text:p>
          </table:table-cell>
          <table:table-cell office:value-type="string" calcext:value-type="string">
            <text:p>AWI-CM-1-1-MR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AWI</text:p>
          </table:table-cell>
          <table:table-cell office:value-type="string" calcext:value-type="string">
            <text:p>AWI-CM-1-1-MR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AWI</text:p>
          </table:table-cell>
          <table:table-cell office:value-type="string" calcext:value-type="string">
            <text:p>AWI-CM-1-1-M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AWI</text:p>
          </table:table-cell>
          <table:table-cell office:value-type="string" calcext:value-type="string">
            <text:p>AWI-CM-1-1-M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AWI</text:p>
          </table:table-cell>
          <table:table-cell office:value-type="string" calcext:value-type="string">
            <text:p>AWI-CM-1-1-M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AWI</text:p>
          </table:table-cell>
          <table:table-cell office:value-type="string" calcext:value-type="string">
            <text:p>AWI-CM-1-1-M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AWI</text:p>
          </table:table-cell>
          <table:table-cell office:value-type="string" calcext:value-type="string">
            <text:p>AWI-CM-1-1-M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AWI</text:p>
          </table:table-cell>
          <table:table-cell office:value-type="string" calcext:value-type="string">
            <text:p>AWI-CM-1-1-MR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BCC-CSM2-M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BCC-CSM2-M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BCC-CSM2-M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BCC-CSM2-MR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BCC-CSM2-MR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BCC-CSM2-MR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BCC-ESM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BCC-ESM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AS-ESM2-0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3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2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0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7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9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6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8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3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2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1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4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5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esm-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SR5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SR5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SR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0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SR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SR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7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SR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1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SR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9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SR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SR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6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SR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SR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SR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8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SR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SR5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HR4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HR4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HR4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ESM2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ESM2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ESM2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ES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1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0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9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7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esm-piControl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0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9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7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-HR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-HR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-H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-HR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7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0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7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0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9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9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9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0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7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AerChem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AerChem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AerChe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AerChe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AerChem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LR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hist-noLu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esm-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HAMMOZ-Consortium</text:p>
          </table:table-cell>
          <table:table-cell office:value-type="string" calcext:value-type="string">
            <text:p>MPI-ESM-1-2-HAM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HAMMOZ-Consortium</text:p>
          </table:table-cell>
          <table:table-cell office:value-type="string" calcext:value-type="string">
            <text:p>MPI-ESM-1-2-HAM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HAMMOZ-Consortium</text:p>
          </table:table-cell>
          <table:table-cell office:value-type="string" calcext:value-type="string">
            <text:p>MPI-ESM-1-2-HAM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HAMMOZ-Consortium</text:p>
          </table:table-cell>
          <table:table-cell office:value-type="string" calcext:value-type="string">
            <text:p>MPI-ESM-1-2-HA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HAMMOZ-Consortium</text:p>
          </table:table-cell>
          <table:table-cell office:value-type="string" calcext:value-type="string">
            <text:p>MPI-ESM-1-2-HA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HAMMOZ-Consortium</text:p>
          </table:table-cell>
          <table:table-cell office:value-type="string" calcext:value-type="string">
            <text:p>MPI-ESM-1-2-HA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MR1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MR1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MR1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-INCA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-INCA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3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1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2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1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1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3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1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2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2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3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2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2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2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2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2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2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-EXT</text:p>
          </table:table-cell>
          <table:table-cell office:value-type="string" calcext:value-type="string">
            <text:p>r2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2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5A2-INCA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5A2-INCA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5A2-INCA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5A2-INCA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KIOST</text:p>
          </table:table-cell>
          <table:table-cell office:value-type="string" calcext:value-type="string">
            <text:p>KIOST-ESM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KIOST</text:p>
          </table:table-cell>
          <table:table-cell office:value-type="string" calcext:value-type="string">
            <text:p>KIOST-ESM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KIOST</text:p>
          </table:table-cell>
          <table:table-cell office:value-type="string" calcext:value-type="string">
            <text:p>KIOST-ESM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MM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MM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MM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M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M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M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M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4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2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3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0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6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9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7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7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9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esm-piControl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ICON-ESM-LR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ICON-ESM-LR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ICON-ESM-LR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ICON-ESM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ICON-ESM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ICON-ESM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ICON-ESM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ICON-ESM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2000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esm-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2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2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2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2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1i2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esm-piControl</text:p>
          </table:table-cell>
          <table:table-cell office:value-type="string" calcext:value-type="string">
            <text:p>r1i2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-FV2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-FV2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-FV2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2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-FV2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-FV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-FV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-FV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esm-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FV2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2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FV2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FV2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2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FV2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FV2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2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FV2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FV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2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FV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FV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FV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MM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MM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MM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M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M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M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4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4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4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esm-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IMS-KMA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CM4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CM4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CM4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CM4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ESM4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ESM4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ESM4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ESM4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ESM4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ESM4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ESM4</text:p>
          </table:table-cell>
          <table:table-cell office:value-type="string" calcext:value-type="string">
            <text:p>esm-hist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UIST</text:p>
          </table:table-cell>
          <table:table-cell office:value-type="string" calcext:value-type="string">
            <text:p>NESM3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UIST</text:p>
          </table:table-cell>
          <table:table-cell office:value-type="string" calcext:value-type="string">
            <text:p>NESM3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UIST</text:p>
          </table:table-cell>
          <table:table-cell office:value-type="string" calcext:value-type="string">
            <text:p>NESM3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UIST</text:p>
          </table:table-cell>
          <table:table-cell office:value-type="string" calcext:value-type="string">
            <text:p>NESM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UIST</text:p>
          </table:table-cell>
          <table:table-cell office:value-type="string" calcext:value-type="string">
            <text:p>NESM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UIST</text:p>
          </table:table-cell>
          <table:table-cell office:value-type="string" calcext:value-type="string">
            <text:p>NESM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UIST</text:p>
          </table:table-cell>
          <table:table-cell office:value-type="string" calcext:value-type="string">
            <text:p>NESM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NUIST</text:p>
          </table:table-cell>
          <table:table-cell office:value-type="string" calcext:value-type="string">
            <text:p>NESM3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SNU</text:p>
          </table:table-cell>
          <table:table-cell office:value-type="string" calcext:value-type="string">
            <text:p>SAM0-UNICON</text:p>
          </table:table-cell>
          <table:table-cell office:value-type="string" calcext:value-type="string">
            <text:p>abrupt-4x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SNU</text:p>
          </table:table-cell>
          <table:table-cell office:value-type="string" calcext:value-type="string">
            <text:p>SAM0-UNICON</text:p>
          </table:table-cell>
          <table:table-cell office:value-type="string" calcext:value-type="string">
            <text:p>1pctCO2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SNU</text:p>
          </table:table-cell>
          <table:table-cell office:value-type="string" calcext:value-type="string">
            <text:p>SAM0-UNICON</text:p>
          </table:table-cell>
          <table:table-cell office:value-type="string" calcext:value-type="string">
            <text:p>piContro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CMIP</text:p>
          </table:table-cell>
          <table:table-cell office:value-type="string" calcext:value-type="string">
            <text:p>SNU</text:p>
          </table:table-cell>
          <table:table-cell office:value-type="string" calcext:value-type="string">
            <text:p>SAM0-UNICON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AWI</text:p>
          </table:table-cell>
          <table:table-cell office:value-type="string" calcext:value-type="string">
            <text:p>AWI-CM-1-1-M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AWI</text:p>
          </table:table-cell>
          <table:table-cell office:value-type="string" calcext:value-type="string">
            <text:p>AWI-CM-1-1-M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AWI</text:p>
          </table:table-cell>
          <table:table-cell office:value-type="string" calcext:value-type="string">
            <text:p>AWI-CM-1-1-M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AWI</text:p>
          </table:table-cell>
          <table:table-cell office:value-type="string" calcext:value-type="string">
            <text:p>AWI-CM-1-1-M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AWI</text:p>
          </table:table-cell>
          <table:table-cell office:value-type="string" calcext:value-type="string">
            <text:p>AWI-CM-1-1-M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AWI</text:p>
          </table:table-cell>
          <table:table-cell office:value-type="string" calcext:value-type="string">
            <text:p>AWI-CM-1-1-M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AWI</text:p>
          </table:table-cell>
          <table:table-cell office:value-type="string" calcext:value-type="string">
            <text:p>AWI-CM-1-1-M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AWI</text:p>
          </table:table-cell>
          <table:table-cell office:value-type="string" calcext:value-type="string">
            <text:p>AWI-CM-1-1-M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BCC-CSM2-M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BCC-CSM2-M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BCC-CSM2-M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BCC-CSM2-M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434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434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434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434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434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0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7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9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6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8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5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0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7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9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6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8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5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0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7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9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6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8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5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5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0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4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7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3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5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1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9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2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9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1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6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3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8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6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4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0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7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8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5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2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0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7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9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6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8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5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460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460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460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46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  <table:table-cell office:value-type="string" calcext:value-type="string">
            <text:p>ssp460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0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7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9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6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8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CCma</text:p>
          </table:table-cell>
          <table:table-cell office:value-type="string" calcext:value-type="string">
            <text:p>CanESM5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5i1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SR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SR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SR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CM2-SR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ESM2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ESM2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ESM2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ESM2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MCC</text:p>
          </table:table-cell>
          <table:table-cell office:value-type="string" calcext:value-type="string">
            <text:p>CMCC-ESM2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460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460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460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9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7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0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434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434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434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-H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-H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-H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-H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37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20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39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2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0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3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7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9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2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40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27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3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2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3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2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2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7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3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30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2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9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29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3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2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3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3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KRZ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WD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DWD</text:p>
          </table:table-cell>
          <table:table-cell office:value-type="string" calcext:value-type="string">
            <text:p>MPI-ESM1-2-H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AerChe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AerChem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AerChem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AerChem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434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  <table:table-cell office:value-type="string" calcext:value-type="string">
            <text:p>ssp46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0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0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7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9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7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7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0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9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HAMMOZ-Consortium</text:p>
          </table:table-cell>
          <table:table-cell office:value-type="string" calcext:value-type="string">
            <text:p>MPI-ESM-1-2-HAM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HAMMOZ-Consortium</text:p>
          </table:table-cell>
          <table:table-cell office:value-type="string" calcext:value-type="string">
            <text:p>MPI-ESM-1-2-HAM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HAMMOZ-Consortium</text:p>
          </table:table-cell>
          <table:table-cell office:value-type="string" calcext:value-type="string">
            <text:p>MPI-ESM-1-2-HAM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434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434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46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460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460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460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460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460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460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5A2-INCA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IPSL</text:p>
          </table:table-cell>
          <table:table-cell office:value-type="string" calcext:value-type="string">
            <text:p>IPSL-CM5A2-INCA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KIOST</text:p>
          </table:table-cell>
          <table:table-cell office:value-type="string" calcext:value-type="string">
            <text:p>KIOST-ES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KIOST</text:p>
          </table:table-cell>
          <table:table-cell office:value-type="string" calcext:value-type="string">
            <text:p>KIOST-ESM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KIOST</text:p>
          </table:table-cell>
          <table:table-cell office:value-type="string" calcext:value-type="string">
            <text:p>KIOST-ESM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434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5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  <table:table-cell office:value-type="string" calcext:value-type="string">
            <text:p>ssp46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MM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MM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MM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MM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MM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5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3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434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434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434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434</text:p>
          </table:table-cell>
          <table:table-cell office:value-type="string" calcext:value-type="string">
            <text:p>r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434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0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7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9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7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9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0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7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9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7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9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OHC</text:p>
          </table:table-cell>
          <table:table-cell office:value-type="string" calcext:value-type="string">
            <text:p>UKESM1-0-LL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5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5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5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5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5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6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9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8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PI-M</text:p>
          </table:table-cell>
          <table:table-cell office:value-type="string" calcext:value-type="string">
            <text:p>MPI-ESM1-2-LR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7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434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2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  <table:table-cell office:value-type="string" calcext:value-type="string">
            <text:p>ssp46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0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5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4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FV2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2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AR</text:p>
          </table:table-cell>
          <table:table-cell office:value-type="string" calcext:value-type="string">
            <text:p>CESM2-FV2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2p2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M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M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MM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MM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MM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534-over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4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0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7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6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4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5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8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9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2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CM4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CM4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ESM4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ESM4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ESM4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3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ESM4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ESM4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ESM4</text:p>
          </table:table-cell>
          <table:table-cell office:value-type="string" calcext:value-type="string">
            <text:p>ssp119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OAA-GFDL</text:p>
          </table:table-cell>
          <table:table-cell office:value-type="string" calcext:value-type="string">
            <text:p>GFDL-ESM4</text:p>
          </table:table-cell>
          <table:table-cell office:value-type="string" calcext:value-type="string">
            <text:p>ssp370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UIST</text:p>
          </table:table-cell>
          <table:table-cell office:value-type="string" calcext:value-type="string">
            <text:p>NESM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UIST</text:p>
          </table:table-cell>
          <table:table-cell office:value-type="string" calcext:value-type="string">
            <text:p>NESM3</text:p>
          </table:table-cell>
          <table:table-cell office:value-type="string" calcext:value-type="string">
            <text:p>ssp24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UIST</text:p>
          </table:table-cell>
          <table:table-cell office:value-type="string" calcext:value-type="string">
            <text:p>NESM3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UIST</text:p>
          </table:table-cell>
          <table:table-cell office:value-type="string" calcext:value-type="string">
            <text:p>NESM3</text:p>
          </table:table-cell>
          <table:table-cell office:value-type="string" calcext:value-type="string">
            <text:p>ssp585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UIST</text:p>
          </table:table-cell>
          <table:table-cell office:value-type="string" calcext:value-type="string">
            <text:p>NESM3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2i1p1f1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/>
          <table:table-cell office:value-type="string" calcext:value-type="string">
            <text:p>ScenarioMIP</text:p>
          </table:table-cell>
          <table:table-cell office:value-type="string" calcext:value-type="string">
            <text:p>NUIST</text:p>
          </table:table-cell>
          <table:table-cell office:value-type="string" calcext:value-type="string">
            <text:p>NESM3</text:p>
          </table:table-cell>
          <table:table-cell office:value-type="string" calcext:value-type="string">
            <text:p>ssp126</text:p>
          </table:table-cell>
          <table:table-cell office:value-type="string" calcext:value-type="string">
            <text:p>r1i1p1f1</text:p>
          </table:table-cell>
          <table:table-cell office:value-type="string" calcext:value-type="string">
            <text:p>tos</text:p>
          </table:table-cell>
        </table:table-row>
      </table:table>
      <table:table table:name="Table dynamique_Feuille1_1" table:style-name="ta1">
        <table:table-column table:style-name="co1" table:default-cell-style-name="ce35"/>
        <table:table-column table:style-name="co1" table:number-columns-repeated="2" table:default-cell-style-name="ce40"/>
        <table:table-column table:style-name="co1" table:default-cell-style-name="ce46"/>
        <table:table-row table:style-name="ro1">
          <table:table-cell table:style-name="ce33" office:value-type="string" calcext:value-type="string">
            <text:p>model</text:p>
          </table:table-cell>
          <table:table-cell table:style-name="ce38" office:value-type="string" calcext:value-type="string">
            <text:p>ssmodel</text:p>
          </table:table-cell>
          <table:table-cell table:style-name="ce38" office:value-type="string" calcext:value-type="string">
            <text:p>experience</text:p>
          </table:table-cell>
          <table:table-cell table:style-name="ce44" office:value-type="string" calcext:value-type="string">
            <text:p>Compter - run</text:p>
          </table:table-cell>
        </table:table-row>
        <table:table-row table:style-name="ro1">
          <table:table-cell table:style-name="ce34" office:value-type="string" calcext:value-type="string">
            <text:p>AWI</text:p>
          </table:table-cell>
          <table:table-cell table:style-name="ce39" office:value-type="string" calcext:value-type="string">
            <text:p>AWI-CM-1-1-MR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string" calcext:value-type="string">
            <text:p>BCC</text:p>
          </table:table-cell>
          <table:table-cell table:style-name="ce39" office:value-type="string" calcext:value-type="string">
            <text:p>BCC-CSM2-MR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string" calcext:value-type="string">
            <text:p>CCCma</text:p>
          </table:table-cell>
          <table:table-cell table:style-name="ce39" office:value-type="string" calcext:value-type="string">
            <text:p>CanESM5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1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20" calcext:value-type="float">
            <text:p>20</text:p>
          </table:table-cell>
        </table:table-row>
        <table:table-row table:style-name="ro1">
          <table:table-cell table:style-name="ce34" office:value-type="string" calcext:value-type="string">
            <text:p>CMCC</text:p>
          </table:table-cell>
          <table:table-cell table:style-name="ce39" office:value-type="string" calcext:value-type="string">
            <text:p>CMCC-CM2-SR5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 office:value-type="string" calcext:value-type="string">
            <text:p>CMCC-ESM2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string" calcext:value-type="string">
            <text:p>CNRM-CERFACS</text:p>
          </table:table-cell>
          <table:table-cell table:style-name="ce39" office:value-type="string" calcext:value-type="string">
            <text:p>CNRM-CM6-1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9" office:value-type="string" calcext:value-type="string">
            <text:p>CNRM-CM6-1-HR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 office:value-type="string" calcext:value-type="string">
            <text:p>CNRM-ESM2-1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5" calcext:value-type="float">
            <text:p>5</text:p>
          </table:table-cell>
        </table:table-row>
        <table:table-row table:style-name="ro1">
          <table:table-cell table:style-name="ce34" office:value-type="string" calcext:value-type="string">
            <text:p>CSIRO</text:p>
          </table:table-cell>
          <table:table-cell table:style-name="ce39" office:value-type="string" calcext:value-type="string">
            <text:p>ACCESS-ESM1-5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40" calcext:value-type="float">
            <text:p>40</text:p>
          </table:table-cell>
        </table:table-row>
        <table:table-row table:style-name="ro1">
          <table:table-cell table:style-name="ce34" office:value-type="string" calcext:value-type="string">
            <text:p>CSIRO-ARCCSS</text:p>
          </table:table-cell>
          <table:table-cell table:style-name="ce39" office:value-type="string" calcext:value-type="string">
            <text:p>ACCESS-CM2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0" calcext:value-type="float">
            <text:p>10</text:p>
          </table:table-cell>
        </table:table-row>
        <table:table-row table:style-name="ro1">
          <table:table-cell table:style-name="ce34" office:value-type="string" calcext:value-type="string">
            <text:p>EC-Earth-Consortium</text:p>
          </table:table-cell>
          <table:table-cell table:style-name="ce39" office:value-type="string" calcext:value-type="string">
            <text:p>EC-Earth3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9" office:value-type="string" calcext:value-type="string">
            <text:p>EC-Earth3-AerChem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370</text:p>
          </table:table-cell>
          <table:table-cell table:style-name="ce47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9" office:value-type="string" calcext:value-type="string">
            <text:p>EC-Earth3-CC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 office:value-type="string" calcext:value-type="string">
            <text:p>EC-Earth3-Veg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9" office:value-type="string" calcext:value-type="string">
            <text:p>EC-Earth3-Veg-LR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3" calcext:value-type="float">
            <text:p>3</text:p>
          </table:table-cell>
        </table:table-row>
        <table:table-row table:style-name="ro1">
          <table:table-cell table:style-name="ce34" office:value-type="string" calcext:value-type="string">
            <text:p>HAMMOZ-Consortium</text:p>
          </table:table-cell>
          <table:table-cell table:style-name="ce39" office:value-type="string" calcext:value-type="string">
            <text:p>MPI-ESM-1-2-HAM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3" calcext:value-type="float">
            <text:p>3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370</text:p>
          </table:table-cell>
          <table:table-cell table:style-name="ce47" office:value-type="float" office:value="3" calcext:value-type="float">
            <text:p>3</text:p>
          </table:table-cell>
        </table:table-row>
        <table:table-row table:style-name="ro1">
          <table:table-cell table:style-name="ce34" office:value-type="string" calcext:value-type="string">
            <text:p>IPSL</text:p>
          </table:table-cell>
          <table:table-cell table:style-name="ce39" office:value-type="string" calcext:value-type="string">
            <text:p>IPSL-CM5A2-INCA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370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 office:value-type="string" calcext:value-type="string">
            <text:p>IPSL-CM6A-LR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7" calcext:value-type="float">
            <text:p>7</text:p>
          </table:table-cell>
        </table:table-row>
        <table:table-row table:style-name="ro1">
          <table:table-cell table:style-name="ce34" office:value-type="string" calcext:value-type="string">
            <text:p>KIOST</text:p>
          </table:table-cell>
          <table:table-cell table:style-name="ce39" office:value-type="string" calcext:value-type="string">
            <text:p>KIOST-ESM</text:p>
          </table:table-cell>
          <table:table-cell table:style-name="ce39" office:value-type="string" calcext:value-type="string">
            <text:p>ssp126</text:p>
          </table:table-cell>
          <table:table-cell table:style-name="ce45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string" calcext:value-type="string">
            <text:p>MIROC</text:p>
          </table:table-cell>
          <table:table-cell table:style-name="ce39" office:value-type="string" calcext:value-type="string">
            <text:p>MIROC6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1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3" calcext:value-type="float">
            <text:p>3</text:p>
          </table:table-cell>
        </table:table-row>
        <table:table-row table:style-name="ro1">
          <table:table-cell table:style-name="ce34" office:value-type="string" calcext:value-type="string">
            <text:p>MOHC</text:p>
          </table:table-cell>
          <table:table-cell table:style-name="ce39" office:value-type="string" calcext:value-type="string">
            <text:p>HadGEM3-GC31-LL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9" office:value-type="string" calcext:value-type="string">
            <text:p>HadGEM3-GC31-MM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4" calcext:value-type="float">
            <text:p>4</text:p>
          </table:table-cell>
        </table:table-row>
        <table:table-row table:style-name="ro1">
          <table:table-cell table:style-name="ce34" office:value-type="string" calcext:value-type="string">
            <text:p>MRI</text:p>
          </table:table-cell>
          <table:table-cell table:style-name="ce39" office:value-type="string" calcext:value-type="string">
            <text:p>MRI-ESM2-0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6" calcext:value-type="float">
            <text:p>6</text:p>
          </table:table-cell>
        </table:table-row>
        <table:table-row table:style-name="ro1">
          <table:table-cell table:style-name="ce34" office:value-type="string" calcext:value-type="string">
            <text:p>NCAR</text:p>
          </table:table-cell>
          <table:table-cell table:style-name="ce39" office:value-type="string" calcext:value-type="string">
            <text:p>CESM2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9" office:value-type="string" calcext:value-type="string">
            <text:p>CESM2-FV2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 office:value-type="string" calcext:value-type="string">
            <text:p>CESM2-WACCM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5" calcext:value-type="float">
            <text:p>5</text:p>
          </table:table-cell>
        </table:table-row>
        <table:table-row table:style-name="ro1">
          <table:table-cell table:style-name="ce34" office:value-type="string" calcext:value-type="string">
            <text:p>NCC</text:p>
          </table:table-cell>
          <table:table-cell table:style-name="ce39" office:value-type="string" calcext:value-type="string">
            <text:p>NorESM2-LM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 office:value-type="string" calcext:value-type="string">
            <text:p>NorESM2-MM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string" calcext:value-type="string">
            <text:p>NOAA-GFDL</text:p>
          </table:table-cell>
          <table:table-cell table:style-name="ce39" office:value-type="string" calcext:value-type="string">
            <text:p>GFDL-CM4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 office:value-type="string" calcext:value-type="string">
            <text:p>GFDL-ESM4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string" calcext:value-type="string">
            <text:p>NUIST</text:p>
          </table:table-cell>
          <table:table-cell table:style-name="ce39" office:value-type="string" calcext:value-type="string">
            <text:p>NESM3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2" calcext:value-type="float">
            <text:p>2</text:p>
          </table:table-cell>
        </table:table-row>
        <table:table-row table:style-name="ro1">
          <table:table-cell table:style-name="ce37" office:value-type="string" calcext:value-type="string">
            <text:p>Total Résultat</text:p>
          </table:table-cell>
          <table:table-cell table:style-name="ce42"/>
          <table:table-cell table:style-name="ce43"/>
          <table:table-cell table:style-name="ce48" office:value-type="float" office:value="1060" calcext:value-type="float">
            <text:p>1060</text:p>
          </table:table-cell>
        </table:table-row>
      </table:table>
      <table:table table:name="Table dynamique_Feuille1_1_2" table:style-name="ta1">
        <office:forms form:automatic-focus="false" form:apply-design-mode="false"/>
        <table:table-column table:style-name="co1" table:default-cell-style-name="ce35"/>
        <table:table-column table:style-name="co1" table:number-columns-repeated="2" table:default-cell-style-name="ce40"/>
        <table:table-column table:style-name="co1" table:default-cell-style-name="ce46"/>
        <table:table-row table:style-name="ro1">
          <table:table-cell table:style-name="ce33" office:value-type="string" calcext:value-type="string">
            <text:p>model</text:p>
          </table:table-cell>
          <table:table-cell table:style-name="ce38" office:value-type="string" calcext:value-type="string">
            <text:p>ssmodel</text:p>
          </table:table-cell>
          <table:table-cell table:style-name="ce38" office:value-type="string" calcext:value-type="string">
            <text:p>experience</text:p>
          </table:table-cell>
          <table:table-cell table:style-name="ce44" office:value-type="string" calcext:value-type="string">
            <text:p>Compter - run</text:p>
          </table:table-cell>
        </table:table-row>
        <table:table-row table:style-name="ro1">
          <table:table-cell table:style-name="ce34" office:value-type="string" calcext:value-type="string">
            <text:p>AWI</text:p>
          </table:table-cell>
          <table:table-cell table:style-name="ce39" office:value-type="string" calcext:value-type="string">
            <text:p>AWI-CM-1-1-MR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string" calcext:value-type="string">
            <text:p>BCC</text:p>
          </table:table-cell>
          <table:table-cell table:style-name="ce39" office:value-type="string" calcext:value-type="string">
            <text:p>BCC-CSM2-MR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string" calcext:value-type="string">
            <text:p>CCCma</text:p>
          </table:table-cell>
          <table:table-cell table:style-name="ce39" office:value-type="string" calcext:value-type="string">
            <text:p>CanESM5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1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20" calcext:value-type="float">
            <text:p>20</text:p>
          </table:table-cell>
        </table:table-row>
        <table:table-row table:style-name="ro1">
          <table:table-cell table:style-name="ce34" office:value-type="string" calcext:value-type="string">
            <text:p>CMCC</text:p>
          </table:table-cell>
          <table:table-cell table:style-name="ce39" office:value-type="string" calcext:value-type="string">
            <text:p>CMCC-CM2-SR5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 office:value-type="string" calcext:value-type="string">
            <text:p>CMCC-ESM2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string" calcext:value-type="string">
            <text:p>CNRM-CERFACS</text:p>
          </table:table-cell>
          <table:table-cell table:style-name="ce39" office:value-type="string" calcext:value-type="string">
            <text:p>CNRM-CM6-1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9" office:value-type="string" calcext:value-type="string">
            <text:p>CNRM-CM6-1-HR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 office:value-type="string" calcext:value-type="string">
            <text:p>CNRM-ESM2-1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5" calcext:value-type="float">
            <text:p>5</text:p>
          </table:table-cell>
        </table:table-row>
        <table:table-row table:style-name="ro1">
          <table:table-cell table:style-name="ce34" office:value-type="string" calcext:value-type="string">
            <text:p>CSIRO</text:p>
          </table:table-cell>
          <table:table-cell table:style-name="ce39" office:value-type="string" calcext:value-type="string">
            <text:p>ACCESS-ESM1-5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40" calcext:value-type="float">
            <text:p>40</text:p>
          </table:table-cell>
        </table:table-row>
        <table:table-row table:style-name="ro1">
          <table:table-cell table:style-name="ce34" office:value-type="string" calcext:value-type="string">
            <text:p>CSIRO-ARCCSS</text:p>
          </table:table-cell>
          <table:table-cell table:style-name="ce39" office:value-type="string" calcext:value-type="string">
            <text:p>ACCESS-CM2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0" calcext:value-type="float">
            <text:p>10</text:p>
          </table:table-cell>
        </table:table-row>
        <table:table-row table:style-name="ro1">
          <table:table-cell table:style-name="ce34" office:value-type="string" calcext:value-type="string">
            <text:p>EC-Earth-Consortium</text:p>
          </table:table-cell>
          <table:table-cell table:style-name="ce39" office:value-type="string" calcext:value-type="string">
            <text:p>EC-Earth3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9" office:value-type="string" calcext:value-type="string">
            <text:p>EC-Earth3-AerChem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370</text:p>
          </table:table-cell>
          <table:table-cell table:style-name="ce47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9" office:value-type="string" calcext:value-type="string">
            <text:p>EC-Earth3-CC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 office:value-type="string" calcext:value-type="string">
            <text:p>EC-Earth3-Veg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9" office:value-type="string" calcext:value-type="string">
            <text:p>EC-Earth3-Veg-LR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3" calcext:value-type="float">
            <text:p>3</text:p>
          </table:table-cell>
        </table:table-row>
        <table:table-row table:style-name="ro1">
          <table:table-cell table:style-name="ce34" office:value-type="string" calcext:value-type="string">
            <text:p>HAMMOZ-Consortium</text:p>
          </table:table-cell>
          <table:table-cell table:style-name="ce39" office:value-type="string" calcext:value-type="string">
            <text:p>MPI-ESM-1-2-HAM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3" calcext:value-type="float">
            <text:p>3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370</text:p>
          </table:table-cell>
          <table:table-cell table:style-name="ce47" office:value-type="float" office:value="3" calcext:value-type="float">
            <text:p>3</text:p>
          </table:table-cell>
        </table:table-row>
        <table:table-row table:style-name="ro1">
          <table:table-cell table:style-name="ce34" office:value-type="string" calcext:value-type="string">
            <text:p>IPSL</text:p>
          </table:table-cell>
          <table:table-cell table:style-name="ce39" office:value-type="string" calcext:value-type="string">
            <text:p>IPSL-CM5A2-INCA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370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 office:value-type="string" calcext:value-type="string">
            <text:p>IPSL-CM6A-LR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7" calcext:value-type="float">
            <text:p>7</text:p>
          </table:table-cell>
        </table:table-row>
        <table:table-row table:style-name="ro1">
          <table:table-cell table:style-name="ce34" office:value-type="string" calcext:value-type="string">
            <text:p>KIOST</text:p>
          </table:table-cell>
          <table:table-cell table:style-name="ce39" office:value-type="string" calcext:value-type="string">
            <text:p>KIOST-ESM</text:p>
          </table:table-cell>
          <table:table-cell table:style-name="ce39" office:value-type="string" calcext:value-type="string">
            <text:p>ssp126</text:p>
          </table:table-cell>
          <table:table-cell table:style-name="ce45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string" calcext:value-type="string">
            <text:p>MIROC</text:p>
          </table:table-cell>
          <table:table-cell table:style-name="ce39" office:value-type="string" calcext:value-type="string">
            <text:p>MIROC6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1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3" calcext:value-type="float">
            <text:p>3</text:p>
          </table:table-cell>
        </table:table-row>
        <table:table-row table:style-name="ro1">
          <table:table-cell table:style-name="ce34" office:value-type="string" calcext:value-type="string">
            <text:p>MOHC</text:p>
          </table:table-cell>
          <table:table-cell table:style-name="ce39" office:value-type="string" calcext:value-type="string">
            <text:p>HadGEM3-GC31-LL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9" office:value-type="string" calcext:value-type="string">
            <text:p>HadGEM3-GC31-MM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4" calcext:value-type="float">
            <text:p>4</text:p>
          </table:table-cell>
        </table:table-row>
        <table:table-row table:style-name="ro1">
          <table:table-cell table:style-name="ce34" office:value-type="string" calcext:value-type="string">
            <text:p>MRI</text:p>
          </table:table-cell>
          <table:table-cell table:style-name="ce39" office:value-type="string" calcext:value-type="string">
            <text:p>MRI-ESM2-0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6" calcext:value-type="float">
            <text:p>6</text:p>
          </table:table-cell>
        </table:table-row>
        <table:table-row table:style-name="ro1">
          <table:table-cell table:style-name="ce34" office:value-type="string" calcext:value-type="string">
            <text:p>NCAR</text:p>
          </table:table-cell>
          <table:table-cell table:style-name="ce39" office:value-type="string" calcext:value-type="string">
            <text:p>CESM2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9" office:value-type="string" calcext:value-type="string">
            <text:p>CESM2-FV2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 office:value-type="string" calcext:value-type="string">
            <text:p>CESM2-WACCM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5" calcext:value-type="float">
            <text:p>5</text:p>
          </table:table-cell>
        </table:table-row>
        <table:table-row table:style-name="ro1">
          <table:table-cell table:style-name="ce34" office:value-type="string" calcext:value-type="string">
            <text:p>NCC</text:p>
          </table:table-cell>
          <table:table-cell table:style-name="ce39" office:value-type="string" calcext:value-type="string">
            <text:p>NorESM2-LM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 office:value-type="string" calcext:value-type="string">
            <text:p>NorESM2-MM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string" calcext:value-type="string">
            <text:p>NOAA-GFDL</text:p>
          </table:table-cell>
          <table:table-cell table:style-name="ce39" office:value-type="string" calcext:value-type="string">
            <text:p>GFDL-CM4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 office:value-type="string" calcext:value-type="string">
            <text:p>GFDL-ESM4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string" calcext:value-type="string">
            <text:p>NUIST</text:p>
          </table:table-cell>
          <table:table-cell table:style-name="ce39" office:value-type="string" calcext:value-type="string">
            <text:p>NESM3</text:p>
          </table:table-cell>
          <table:table-cell table:style-name="ce39" office:value-type="string" calcext:value-type="string">
            <text:p>historical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6"/>
          <table:table-cell table:style-name="ce41"/>
          <table:table-cell table:style-name="ce41" office:value-type="string" calcext:value-type="string">
            <text:p>ssp585</text:p>
          </table:table-cell>
          <table:table-cell table:style-name="ce47" office:value-type="float" office:value="2" calcext:value-type="float">
            <text:p>2</text:p>
          </table:table-cell>
        </table:table-row>
        <table:table-row table:style-name="ro1">
          <table:table-cell table:style-name="ce37" office:value-type="string" calcext:value-type="string">
            <text:p>Total Résultat</text:p>
          </table:table-cell>
          <table:table-cell table:style-name="ce42"/>
          <table:table-cell table:style-name="ce43"/>
          <table:table-cell table:style-name="ce48" office:value-type="float" office:value="1060" calcext:value-type="float">
            <text:p>1060</text:p>
          </table:table-cell>
        </table:table-row>
        <table:table-row table:style-name="ro1">
          <table:table-cell table:style-name="Default"/>
          <table:table-cell table:style-name="Default" office:value-type="float" office:value="31" calcext:value-type="float">
            <text:p>31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Nb de models</text:p>
          </table:table-cell>
          <table:table-cell table:style-name="Default" table:formula="of:=COUNTA([.B2:.B145])" office:value-type="float" office:value="31" calcext:value-type="float">
            <text:p>31</text:p>
          </table:table-cell>
          <table:table-cell table:style-name="Default" table:number-columns-repeated="2"/>
        </table:table-row>
      </table:table>
      <table:table table:name="Feuille4" table:style-name="ta1">
        <office:forms form:automatic-focus="false" form:apply-design-mode="false"/>
        <table:table-column table:style-name="co1" table:default-cell-style-name="ce34"/>
        <table:table-column table:style-name="co1" table:default-cell-style-name="ce39"/>
        <table:table-row table:style-name="ro1">
          <table:table-cell office:value-type="string" calcext:value-type="string">
            <text:p>AWI</text:p>
          </table:table-cell>
          <table:table-cell office:value-type="string" calcext:value-type="string">
            <text:p>AWI-CM-1-1-MR</text:p>
          </table:table-cell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BCC-CSM2-MR</text:p>
          </table:table-cell>
        </table:table-row>
        <table:table-row table:style-name="ro1">
          <table:table-cell office:value-type="string" calcext:value-type="string">
            <text:p>CCCma</text:p>
          </table:table-cell>
          <table:table-cell office:value-type="string" calcext:value-type="string">
            <text:p>CanESM5</text:p>
          </table:table-cell>
        </table:table-row>
        <table:table-row table:style-name="ro1">
          <table:table-cell office:value-type="string" calcext:value-type="string">
            <text:p>CMCC</text:p>
          </table:table-cell>
          <table:table-cell office:value-type="string" calcext:value-type="string">
            <text:p>CMCC-CM2-SR5</text:p>
          </table:table-cell>
        </table:table-row>
        <table:table-row table:style-name="ro1">
          <table:table-cell office:value-type="string" calcext:value-type="string">
            <text:p>CMCC</text:p>
          </table:table-cell>
          <table:table-cell office:value-type="string" calcext:value-type="string">
            <text:p>CMCC-ESM2</text:p>
          </table:table-cell>
        </table:table-row>
        <table:table-row table:style-name="ro1">
          <table:table-cell office:value-type="string" calcext:value-type="string">
            <text:p>CNRM-CERFACS</text:p>
          </table:table-cell>
          <table:table-cell office:value-type="string" calcext:value-type="string">
            <text:p>CNRM-CM6-1</text:p>
          </table:table-cell>
        </table:table-row>
        <table:table-row table:style-name="ro1">
          <table:table-cell office:value-type="string" calcext:value-type="string">
            <text:p>CNRM-CERFACS</text:p>
          </table:table-cell>
          <table:table-cell office:value-type="string" calcext:value-type="string">
            <text:p>CNRM-CM6-1-HR</text:p>
          </table:table-cell>
        </table:table-row>
        <table:table-row table:style-name="ro1">
          <table:table-cell office:value-type="string" calcext:value-type="string">
            <text:p>CNRM-CERFACS</text:p>
          </table:table-cell>
          <table:table-cell office:value-type="string" calcext:value-type="string">
            <text:p>CNRM-ESM2-1</text:p>
          </table:table-cell>
        </table:table-row>
        <table:table-row table:style-name="ro1">
          <table:table-cell office:value-type="string" calcext:value-type="string">
            <text:p>CSIRO</text:p>
          </table:table-cell>
          <table:table-cell office:value-type="string" calcext:value-type="string">
            <text:p>ACCESS-ESM1-5</text:p>
          </table:table-cell>
        </table:table-row>
        <table:table-row table:style-name="ro1">
          <table:table-cell office:value-type="string" calcext:value-type="string">
            <text:p>CSIRO-ARCCSS</text:p>
          </table:table-cell>
          <table:table-cell office:value-type="string" calcext:value-type="string">
            <text:p>ACCESS-CM2</text:p>
          </table:table-cell>
        </table:table-row>
        <table:table-row table:style-name="ro1">
          <table:table-cell office:value-type="string" calcext:value-type="string">
            <text:p>EC-Earth-Consortium</text:p>
          </table:table-cell>
          <table:table-cell office:value-type="string" calcext:value-type="string">
            <text:p>EC-Earth3</text:p>
          </table:table-cell>
        </table:table-row>
        <table:table-row table:style-name="ro1">
          <table:table-cell office:value-type="string" calcext:value-type="string">
            <text:p>EC-Earth-Consortium</text:p>
          </table:table-cell>
          <table:table-cell office:value-type="string" calcext:value-type="string">
            <text:p>EC-Earth3-AerChem</text:p>
          </table:table-cell>
        </table:table-row>
        <table:table-row table:style-name="ro1">
          <table:table-cell office:value-type="string" calcext:value-type="string">
            <text:p>EC-Earth-Consortium</text:p>
          </table:table-cell>
          <table:table-cell office:value-type="string" calcext:value-type="string">
            <text:p>EC-Earth3-CC</text:p>
          </table:table-cell>
        </table:table-row>
        <table:table-row table:style-name="ro1"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</text:p>
          </table:table-cell>
        </table:table-row>
        <table:table-row table:style-name="ro1">
          <table:table-cell office:value-type="string" calcext:value-type="string">
            <text:p>EC-Earth-Consortium</text:p>
          </table:table-cell>
          <table:table-cell office:value-type="string" calcext:value-type="string">
            <text:p>EC-Earth3-Veg-LR</text:p>
          </table:table-cell>
        </table:table-row>
        <table:table-row table:style-name="ro1">
          <table:table-cell office:value-type="string" calcext:value-type="string">
            <text:p>HAMMOZ-Consortium</text:p>
          </table:table-cell>
          <table:table-cell office:value-type="string" calcext:value-type="string">
            <text:p>MPI-ESM-1-2-HAM</text:p>
          </table:table-cell>
        </table:table-row>
        <table:table-row table:style-name="ro1">
          <table:table-cell office:value-type="string" calcext:value-type="string">
            <text:p>IPSL</text:p>
          </table:table-cell>
          <table:table-cell office:value-type="string" calcext:value-type="string">
            <text:p>IPSL-CM5A2-INCA</text:p>
          </table:table-cell>
        </table:table-row>
        <table:table-row table:style-name="ro1">
          <table:table-cell office:value-type="string" calcext:value-type="string">
            <text:p>IPSL</text:p>
          </table:table-cell>
          <table:table-cell office:value-type="string" calcext:value-type="string">
            <text:p>IPSL-CM6A-LR</text:p>
          </table:table-cell>
        </table:table-row>
        <table:table-row table:style-name="ro1">
          <table:table-cell office:value-type="string" calcext:value-type="string">
            <text:p>KIOST</text:p>
          </table:table-cell>
          <table:table-cell office:value-type="string" calcext:value-type="string">
            <text:p>KIOST-ESM</text:p>
          </table:table-cell>
        </table:table-row>
        <table:table-row table:style-name="ro1">
          <table:table-cell office:value-type="string" calcext:value-type="string">
            <text:p>MIROC</text:p>
          </table:table-cell>
          <table:table-cell office:value-type="string" calcext:value-type="string">
            <text:p>MIROC6</text:p>
          </table:table-cell>
        </table:table-row>
        <table:table-row table:style-name="ro1">
          <table:table-cell office:value-type="string" calcext:value-type="string">
            <text:p>MOHC</text:p>
          </table:table-cell>
          <table:table-cell office:value-type="string" calcext:value-type="string">
            <text:p>HadGEM3-GC31-LL</text:p>
          </table:table-cell>
        </table:table-row>
        <table:table-row table:style-name="ro1">
          <table:table-cell office:value-type="string" calcext:value-type="string">
            <text:p>MOHC</text:p>
          </table:table-cell>
          <table:table-cell office:value-type="string" calcext:value-type="string">
            <text:p>HadGEM3-GC31-MM</text:p>
          </table:table-cell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MRI-ESM2-0</text:p>
          </table:table-cell>
        </table:table-row>
        <table:table-row table:style-name="ro1">
          <table:table-cell office:value-type="string" calcext:value-type="string">
            <text:p>NCAR</text:p>
          </table:table-cell>
          <table:table-cell office:value-type="string" calcext:value-type="string">
            <text:p>CESM2</text:p>
          </table:table-cell>
        </table:table-row>
        <table:table-row table:style-name="ro1">
          <table:table-cell office:value-type="string" calcext:value-type="string">
            <text:p>NCAR</text:p>
          </table:table-cell>
          <table:table-cell office:value-type="string" calcext:value-type="string">
            <text:p>CESM2-FV2</text:p>
          </table:table-cell>
        </table:table-row>
        <table:table-row table:style-name="ro1">
          <table:table-cell office:value-type="string" calcext:value-type="string">
            <text:p>NCAR</text:p>
          </table:table-cell>
          <table:table-cell office:value-type="string" calcext:value-type="string">
            <text:p>CESM2-WACCM</text:p>
          </table:table-cell>
        </table:table-row>
        <table:table-row table:style-name="ro1">
          <table:table-cell office:value-type="string" calcext:value-type="string">
            <text:p>NCC</text:p>
          </table:table-cell>
          <table:table-cell office:value-type="string" calcext:value-type="string">
            <text:p>NorESM2-LM</text:p>
          </table:table-cell>
        </table:table-row>
        <table:table-row table:style-name="ro1">
          <table:table-cell office:value-type="string" calcext:value-type="string">
            <text:p>NCC</text:p>
          </table:table-cell>
          <table:table-cell office:value-type="string" calcext:value-type="string">
            <text:p>NorESM2-MM</text:p>
          </table:table-cell>
        </table:table-row>
        <table:table-row table:style-name="ro1">
          <table:table-cell office:value-type="string" calcext:value-type="string">
            <text:p>NOAA-GFDL</text:p>
          </table:table-cell>
          <table:table-cell office:value-type="string" calcext:value-type="string">
            <text:p>GFDL-CM4</text:p>
          </table:table-cell>
        </table:table-row>
        <table:table-row table:style-name="ro1">
          <table:table-cell office:value-type="string" calcext:value-type="string">
            <text:p>NOAA-GFDL</text:p>
          </table:table-cell>
          <table:table-cell office:value-type="string" calcext:value-type="string">
            <text:p>GFDL-ESM4</text:p>
          </table:table-cell>
        </table:table-row>
        <table:table-row table:style-name="ro1">
          <table:table-cell office:value-type="string" calcext:value-type="string">
            <text:p>NUIST</text:p>
          </table:table-cell>
          <table:table-cell office:value-type="string" calcext:value-type="string">
            <text:p>NESM3</text:p>
          </table:table-cell>
        </table:table-row>
      </table:table>
      <table:named-expressions/>
      <table:database-ranges>
        <table:database-range table:name="__Anonymous_DB__1" table:target-range-address="'Table dynamique_Feuille1_1'.A1:'Table dynamique_Feuille1_1'.D336"/>
      </table:database-ranges>
      <table:data-pilot-tables>
        <table:data-pilot-table table:name="DataPilot1" table:application-data="" table:target-range-address="'Table dynamique_Feuille1_1'.A1:'Table dynamique_Feuille1_1'.D147" table:buttons="'Table dynamique_Feuille1_1'.A1 'Table dynamique_Feuille1_1'.B1 'Table dynamique_Feuille1_1'.C1" table:show-filter-button="false" table:drill-down-on-double-click="false">
          <table:source-cell-range table:cell-range-address="Feuille1.B1:Feuille1.G1856"/>
          <table:data-pilot-field table:source-field-name="model" table:orientation="row" table:used-hierarchy="0" table:function="auto">
            <table:data-pilot-level table:show-empty="false" calcext:repeat-item-labels="false">
              <table:data-pilot-members>
                <table:data-pilot-member table:name="AWI" table:display="true" table:show-details="true"/>
                <table:data-pilot-member table:name="BCC" table:display="true" table:show-details="true"/>
                <table:data-pilot-member table:name="CAS" table:display="true" table:show-details="true"/>
                <table:data-pilot-member table:name="CCCma" table:display="true" table:show-details="true"/>
                <table:data-pilot-member table:name="CMCC" table:display="true" table:show-details="true"/>
                <table:data-pilot-member table:name="CNRM-CERFACS" table:display="true" table:show-details="true"/>
                <table:data-pilot-member table:name="CSIRO" table:display="true" table:show-details="true"/>
                <table:data-pilot-member table:name="CSIRO-ARCCSS" table:display="true" table:show-details="true"/>
                <table:data-pilot-member table:name="DKRZ" table:display="true" table:show-details="true"/>
                <table:data-pilot-member table:name="DWD" table:display="true" table:show-details="true"/>
                <table:data-pilot-member table:name="EC-Earth-Consortium" table:display="true" table:show-details="true"/>
                <table:data-pilot-member table:name="HAMMOZ-Consortium" table:display="true" table:show-details="true"/>
                <table:data-pilot-member table:name="IPSL" table:display="true" table:show-details="true"/>
                <table:data-pilot-member table:name="KIOST" table:display="true" table:show-details="true"/>
                <table:data-pilot-member table:name="MIROC" table:display="true" table:show-details="true"/>
                <table:data-pilot-member table:name="MOHC" table:display="true" table:show-details="true"/>
                <table:data-pilot-member table:name="MPI-M" table:display="true" table:show-details="true"/>
                <table:data-pilot-member table:name="MRI" table:display="true" table:show-details="true"/>
                <table:data-pilot-member table:name="NCAR" table:display="true" table:show-details="true"/>
                <table:data-pilot-member table:name="NCC" table:display="true" table:show-details="true"/>
                <table:data-pilot-member table:name="NIMS-KMA" table:display="true" table:show-details="true"/>
                <table:data-pilot-member table:name="NOAA-GFDL" table:display="true" table:show-details="true"/>
                <table:data-pilot-member table:name="NUIST" table:display="true" table:show-details="true"/>
                <table:data-pilot-member table:name="SNU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smodel" table:orientation="row" table:used-hierarchy="0" table:function="auto">
            <table:data-pilot-level table:show-empty="false" calcext:repeat-item-labels="false">
              <table:data-pilot-members>
                <table:data-pilot-member table:name="ACCESS-CM2" table:display="true" table:show-details="true"/>
                <table:data-pilot-member table:name="ACCESS-ESM1-5" table:display="true" table:show-details="true"/>
                <table:data-pilot-member table:name="AWI-CM-1-1-MR" table:display="true" table:show-details="true"/>
                <table:data-pilot-member table:name="AWI-ESM-1-1-LR" table:display="false" table:show-details="true"/>
                <table:data-pilot-member table:name="BCC-CSM2-MR" table:display="true" table:show-details="true"/>
                <table:data-pilot-member table:name="BCC-ESM1" table:display="false" table:show-details="true"/>
                <table:data-pilot-member table:name="CanESM5" table:display="true" table:show-details="true"/>
                <table:data-pilot-member table:name="CanESM5-1" table:display="false" table:show-details="true"/>
                <table:data-pilot-member table:name="CAS-ESM2-0" table:display="false" table:show-details="true"/>
                <table:data-pilot-member table:name="CESM2" table:display="true" table:show-details="true"/>
                <table:data-pilot-member table:name="CESM2-FV2" table:display="true" table:show-details="true"/>
                <table:data-pilot-member table:name="CESM2-WACCM" table:display="true" table:show-details="true"/>
                <table:data-pilot-member table:name="CESM2-WACCM-FV2" table:display="false" table:show-details="true"/>
                <table:data-pilot-member table:name="CMCC-CM2-HR4" table:display="false" table:show-details="true"/>
                <table:data-pilot-member table:name="CMCC-CM2-SR5" table:display="true" table:show-details="true"/>
                <table:data-pilot-member table:name="CMCC-ESM2" table:display="true" table:show-details="true"/>
                <table:data-pilot-member table:name="CNRM-CM6-1" table:display="true" table:show-details="true"/>
                <table:data-pilot-member table:name="CNRM-CM6-1-HR" table:display="true" table:show-details="true"/>
                <table:data-pilot-member table:name="CNRM-ESM2-1" table:display="true" table:show-details="true"/>
                <table:data-pilot-member table:name="EC-Earth3" table:display="true" table:show-details="true"/>
                <table:data-pilot-member table:name="EC-Earth3-AerChem" table:display="true" table:show-details="true"/>
                <table:data-pilot-member table:name="EC-Earth3-CC" table:display="true" table:show-details="true"/>
                <table:data-pilot-member table:name="EC-Earth3-LR" table:display="true" table:show-details="true"/>
                <table:data-pilot-member table:name="EC-Earth3-Veg" table:display="true" table:show-details="true"/>
                <table:data-pilot-member table:name="EC-Earth3-Veg-LR" table:display="true" table:show-details="true"/>
                <table:data-pilot-member table:name="GFDL-CM4" table:display="true" table:show-details="true"/>
                <table:data-pilot-member table:name="GFDL-ESM4" table:display="true" table:show-details="true"/>
                <table:data-pilot-member table:name="HadGEM3-GC31-LL" table:display="true" table:show-details="true"/>
                <table:data-pilot-member table:name="HadGEM3-GC31-MM" table:display="true" table:show-details="true"/>
                <table:data-pilot-member table:name="ICON-ESM-LR" table:display="false" table:show-details="true"/>
                <table:data-pilot-member table:name="IPSL-CM5A2-INCA" table:display="true" table:show-details="true"/>
                <table:data-pilot-member table:name="IPSL-CM6A-LR" table:display="true" table:show-details="true"/>
                <table:data-pilot-member table:name="IPSL-CM6A-LR-INCA" table:display="false" table:show-details="true"/>
                <table:data-pilot-member table:name="IPSL-CM6A-MR1" table:display="true" table:show-details="true"/>
                <table:data-pilot-member table:name="KIOST-ESM" table:display="true" table:show-details="true"/>
                <table:data-pilot-member table:name="MIROC6" table:display="true" table:show-details="true"/>
                <table:data-pilot-member table:name="MPI-ESM-1-2-HAM" table:display="true" table:show-details="true"/>
                <table:data-pilot-member table:name="MPI-ESM1-2-HR" table:display="false" table:show-details="true"/>
                <table:data-pilot-member table:name="MPI-ESM1-2-LR" table:display="false" table:show-details="true"/>
                <table:data-pilot-member table:name="MRI-ESM2-0" table:display="true" table:show-details="true"/>
                <table:data-pilot-member table:name="NESM3" table:display="true" table:show-details="true"/>
                <table:data-pilot-member table:name="NorESM2-LM" table:display="true" table:show-details="true"/>
                <table:data-pilot-member table:name="NorESM2-MM" table:display="true" table:show-details="true"/>
                <table:data-pilot-member table:name="SAM0-UNICON" table:display="false" table:show-details="true"/>
                <table:data-pilot-member table:name="UKESM1-0-LL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perience" table:orientation="row" table:used-hierarchy="0" table:function="auto">
            <table:data-pilot-level table:show-empty="false" calcext:repeat-item-labels="false">
              <table:data-pilot-members>
                <table:data-pilot-member table:name="1pctCO2" table:display="false" table:show-details="true"/>
                <table:data-pilot-member table:name="abrupt-4xCO2" table:display="false" table:show-details="true"/>
                <table:data-pilot-member table:name="esm-hist" table:display="false" table:show-details="true"/>
                <table:data-pilot-member table:name="esm-piControl" table:display="false" table:show-details="true"/>
                <table:data-pilot-member table:name="hist-noLu" table:display="false" table:show-details="true"/>
                <table:data-pilot-member table:name="historical" table:display="true" table:show-details="true"/>
                <table:data-pilot-member table:name="historical-EXT" table:display="false" table:show-details="true"/>
                <table:data-pilot-member table:name="piControl" table:display="false" table:show-details="true"/>
                <table:data-pilot-member table:name="ssp119" table:display="true" table:show-details="true"/>
                <table:data-pilot-member table:name="ssp126" table:display="true" table:show-details="true"/>
                <table:data-pilot-member table:name="ssp245" table:display="true" table:show-details="true"/>
                <table:data-pilot-member table:name="ssp370" table:display="true" table:show-details="true"/>
                <table:data-pilot-member table:name="ssp434" table:display="false" table:show-details="true"/>
                <table:data-pilot-member table:name="ssp460" table:display="false" table:show-details="true"/>
                <table:data-pilot-member table:name="ssp534-over" table:display="false" table:show-details="true"/>
                <table:data-pilot-member table:name="ssp58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n" table:orientation="data" table:used-hierarchy="0" table:function="count">
            <table:data-pilot-level table:show-empty="false" calcext:repeat-item-labels="false">
              <table:data-pilot-members>
                <table:data-pilot-member table:name="r10i1p1f1" table:display="true" table:show-details="true"/>
                <table:data-pilot-member table:name="r10i1p1f2" table:display="true" table:show-details="true"/>
                <table:data-pilot-member table:name="r10i1p2f1" table:display="true" table:show-details="true"/>
                <table:data-pilot-member table:name="r11i1p1f1" table:display="true" table:show-details="true"/>
                <table:data-pilot-member table:name="r11i1p1f2" table:display="true" table:show-details="true"/>
                <table:data-pilot-member table:name="r11i1p2f1" table:display="true" table:show-details="true"/>
                <table:data-pilot-member table:name="r12i1p1f1" table:display="true" table:show-details="true"/>
                <table:data-pilot-member table:name="r12i1p1f2" table:display="true" table:show-details="true"/>
                <table:data-pilot-member table:name="r12i1p2f1" table:display="true" table:show-details="true"/>
                <table:data-pilot-member table:name="r13i1p1f1" table:display="true" table:show-details="true"/>
                <table:data-pilot-member table:name="r13i1p1f2" table:display="true" table:show-details="true"/>
                <table:data-pilot-member table:name="r13i1p2f1" table:display="true" table:show-details="true"/>
                <table:data-pilot-member table:name="r14i1p1f1" table:display="true" table:show-details="true"/>
                <table:data-pilot-member table:name="r14i1p1f2" table:display="true" table:show-details="true"/>
                <table:data-pilot-member table:name="r14i1p2f1" table:display="true" table:show-details="true"/>
                <table:data-pilot-member table:name="r15i1p1f1" table:display="true" table:show-details="true"/>
                <table:data-pilot-member table:name="r15i1p1f2" table:display="true" table:show-details="true"/>
                <table:data-pilot-member table:name="r15i1p2f1" table:display="true" table:show-details="true"/>
                <table:data-pilot-member table:name="r16i1p1f1" table:display="true" table:show-details="true"/>
                <table:data-pilot-member table:name="r16i1p1f2" table:display="true" table:show-details="true"/>
                <table:data-pilot-member table:name="r16i1p2f1" table:display="true" table:show-details="true"/>
                <table:data-pilot-member table:name="r17i1p1f1" table:display="true" table:show-details="true"/>
                <table:data-pilot-member table:name="r17i1p1f2" table:display="true" table:show-details="true"/>
                <table:data-pilot-member table:name="r17i1p2f1" table:display="true" table:show-details="true"/>
                <table:data-pilot-member table:name="r18i1p1f1" table:display="true" table:show-details="true"/>
                <table:data-pilot-member table:name="r18i1p1f2" table:display="true" table:show-details="true"/>
                <table:data-pilot-member table:name="r18i1p2f1" table:display="true" table:show-details="true"/>
                <table:data-pilot-member table:name="r19i1p1f1" table:display="true" table:show-details="true"/>
                <table:data-pilot-member table:name="r19i1p1f2" table:display="true" table:show-details="true"/>
                <table:data-pilot-member table:name="r19i1p2f1" table:display="true" table:show-details="true"/>
                <table:data-pilot-member table:name="r1i1p1f1" table:display="true" table:show-details="true"/>
                <table:data-pilot-member table:name="r1i1p1f2" table:display="true" table:show-details="true"/>
                <table:data-pilot-member table:name="r1i1p1f3" table:display="true" table:show-details="true"/>
                <table:data-pilot-member table:name="r1i1p2f1" table:display="true" table:show-details="true"/>
                <table:data-pilot-member table:name="r1i1p4f1" table:display="true" table:show-details="true"/>
                <table:data-pilot-member table:name="r1i2000p1f1" table:display="true" table:show-details="true"/>
                <table:data-pilot-member table:name="r1i2p1f1" table:display="true" table:show-details="true"/>
                <table:data-pilot-member table:name="r1i2p2f1" table:display="true" table:show-details="true"/>
                <table:data-pilot-member table:name="r20i1p1f1" table:display="true" table:show-details="true"/>
                <table:data-pilot-member table:name="r20i1p1f2" table:display="true" table:show-details="true"/>
                <table:data-pilot-member table:name="r20i1p2f1" table:display="true" table:show-details="true"/>
                <table:data-pilot-member table:name="r21i1p1f1" table:display="true" table:show-details="true"/>
                <table:data-pilot-member table:name="r21i1p1f2" table:display="true" table:show-details="true"/>
                <table:data-pilot-member table:name="r21i1p2f1" table:display="true" table:show-details="true"/>
                <table:data-pilot-member table:name="r22i1p1f1" table:display="true" table:show-details="true"/>
                <table:data-pilot-member table:name="r22i1p1f2" table:display="true" table:show-details="true"/>
                <table:data-pilot-member table:name="r22i1p2f1" table:display="true" table:show-details="true"/>
                <table:data-pilot-member table:name="r23i1p1f1" table:display="true" table:show-details="true"/>
                <table:data-pilot-member table:name="r23i1p1f2" table:display="true" table:show-details="true"/>
                <table:data-pilot-member table:name="r23i1p2f1" table:display="true" table:show-details="true"/>
                <table:data-pilot-member table:name="r24i1p1f1" table:display="true" table:show-details="true"/>
                <table:data-pilot-member table:name="r24i1p1f2" table:display="true" table:show-details="true"/>
                <table:data-pilot-member table:name="r24i1p2f1" table:display="true" table:show-details="true"/>
                <table:data-pilot-member table:name="r25i1p1f1" table:display="true" table:show-details="true"/>
                <table:data-pilot-member table:name="r25i1p1f2" table:display="true" table:show-details="true"/>
                <table:data-pilot-member table:name="r25i1p2f1" table:display="true" table:show-details="true"/>
                <table:data-pilot-member table:name="r26i1p1f1" table:display="true" table:show-details="true"/>
                <table:data-pilot-member table:name="r26i1p1f2" table:display="true" table:show-details="true"/>
                <table:data-pilot-member table:name="r27i1p1f1" table:display="true" table:show-details="true"/>
                <table:data-pilot-member table:name="r27i1p1f2" table:display="true" table:show-details="true"/>
                <table:data-pilot-member table:name="r28i1p1f1" table:display="true" table:show-details="true"/>
                <table:data-pilot-member table:name="r28i1p1f2" table:display="true" table:show-details="true"/>
                <table:data-pilot-member table:name="r29i1p1f1" table:display="true" table:show-details="true"/>
                <table:data-pilot-member table:name="r29i1p1f2" table:display="true" table:show-details="true"/>
                <table:data-pilot-member table:name="r2i1p1f1" table:display="true" table:show-details="true"/>
                <table:data-pilot-member table:name="r2i1p1f2" table:display="true" table:show-details="true"/>
                <table:data-pilot-member table:name="r2i1p1f3" table:display="true" table:show-details="true"/>
                <table:data-pilot-member table:name="r2i1p2f1" table:display="true" table:show-details="true"/>
                <table:data-pilot-member table:name="r30i1p1f1" table:display="true" table:show-details="true"/>
                <table:data-pilot-member table:name="r30i1p1f2" table:display="true" table:show-details="true"/>
                <table:data-pilot-member table:name="r31i1p1f1" table:display="true" table:show-details="true"/>
                <table:data-pilot-member table:name="r31i1p1f2" table:display="true" table:show-details="true"/>
                <table:data-pilot-member table:name="r32i1p1f1" table:display="true" table:show-details="true"/>
                <table:data-pilot-member table:name="r32i1p1f2" table:display="true" table:show-details="true"/>
                <table:data-pilot-member table:name="r33i1p1f1" table:display="true" table:show-details="true"/>
                <table:data-pilot-member table:name="r33i1p1f2" table:display="true" table:show-details="true"/>
                <table:data-pilot-member table:name="r34i1p1f1" table:display="true" table:show-details="true"/>
                <table:data-pilot-member table:name="r34i1p1f2" table:display="true" table:show-details="true"/>
                <table:data-pilot-member table:name="r35i1p1f1" table:display="true" table:show-details="true"/>
                <table:data-pilot-member table:name="r35i1p1f2" table:display="true" table:show-details="true"/>
                <table:data-pilot-member table:name="r36i1p1f1" table:display="true" table:show-details="true"/>
                <table:data-pilot-member table:name="r36i1p1f2" table:display="true" table:show-details="true"/>
                <table:data-pilot-member table:name="r37i1p1f1" table:display="true" table:show-details="true"/>
                <table:data-pilot-member table:name="r37i1p1f2" table:display="true" table:show-details="true"/>
                <table:data-pilot-member table:name="r38i1p1f1" table:display="true" table:show-details="true"/>
                <table:data-pilot-member table:name="r38i1p1f2" table:display="true" table:show-details="true"/>
                <table:data-pilot-member table:name="r39i1p1f1" table:display="true" table:show-details="true"/>
                <table:data-pilot-member table:name="r39i1p1f2" table:display="true" table:show-details="true"/>
                <table:data-pilot-member table:name="r3i1p1f1" table:display="true" table:show-details="true"/>
                <table:data-pilot-member table:name="r3i1p1f2" table:display="true" table:show-details="true"/>
                <table:data-pilot-member table:name="r3i1p1f3" table:display="true" table:show-details="true"/>
                <table:data-pilot-member table:name="r3i1p2f1" table:display="true" table:show-details="true"/>
                <table:data-pilot-member table:name="r40i1p1f1" table:display="true" table:show-details="true"/>
                <table:data-pilot-member table:name="r40i1p1f2" table:display="true" table:show-details="true"/>
                <table:data-pilot-member table:name="r41i1p1f1" table:display="true" table:show-details="true"/>
                <table:data-pilot-member table:name="r42i1p1f1" table:display="true" table:show-details="true"/>
                <table:data-pilot-member table:name="r43i1p1f1" table:display="true" table:show-details="true"/>
                <table:data-pilot-member table:name="r44i1p1f1" table:display="true" table:show-details="true"/>
                <table:data-pilot-member table:name="r45i1p1f1" table:display="true" table:show-details="true"/>
                <table:data-pilot-member table:name="r46i1p1f1" table:display="true" table:show-details="true"/>
                <table:data-pilot-member table:name="r47i1p1f1" table:display="true" table:show-details="true"/>
                <table:data-pilot-member table:name="r48i1p1f1" table:display="true" table:show-details="true"/>
                <table:data-pilot-member table:name="r49i1p1f1" table:display="true" table:show-details="true"/>
                <table:data-pilot-member table:name="r4i1p1f1" table:display="true" table:show-details="true"/>
                <table:data-pilot-member table:name="r4i1p1f2" table:display="true" table:show-details="true"/>
                <table:data-pilot-member table:name="r4i1p1f3" table:display="true" table:show-details="true"/>
                <table:data-pilot-member table:name="r4i1p2f1" table:display="true" table:show-details="true"/>
                <table:data-pilot-member table:name="r50i1p1f1" table:display="true" table:show-details="true"/>
                <table:data-pilot-member table:name="r5i1p1f1" table:display="true" table:show-details="true"/>
                <table:data-pilot-member table:name="r5i1p1f2" table:display="true" table:show-details="true"/>
                <table:data-pilot-member table:name="r5i1p1f3" table:display="true" table:show-details="true"/>
                <table:data-pilot-member table:name="r5i1p2f1" table:display="true" table:show-details="true"/>
                <table:data-pilot-member table:name="r6i1p1f1" table:display="true" table:show-details="true"/>
                <table:data-pilot-member table:name="r6i1p1f2" table:display="true" table:show-details="true"/>
                <table:data-pilot-member table:name="r6i1p1f3" table:display="true" table:show-details="true"/>
                <table:data-pilot-member table:name="r6i1p2f1" table:display="true" table:show-details="true"/>
                <table:data-pilot-member table:name="r7i1p1f1" table:display="true" table:show-details="true"/>
                <table:data-pilot-member table:name="r7i1p1f2" table:display="true" table:show-details="true"/>
                <table:data-pilot-member table:name="r7i1p1f3" table:display="true" table:show-details="true"/>
                <table:data-pilot-member table:name="r7i1p2f1" table:display="true" table:show-details="true"/>
                <table:data-pilot-member table:name="r8i1p1f1" table:display="true" table:show-details="true"/>
                <table:data-pilot-member table:name="r8i1p1f2" table:display="true" table:show-details="true"/>
                <table:data-pilot-member table:name="r8i1p2f1" table:display="true" table:show-details="true"/>
                <table:data-pilot-member table:name="r9i1p1f1" table:display="true" table:show-details="true"/>
                <table:data-pilot-member table:name="r9i1p1f2" table:display="true" table:show-details="true"/>
                <table:data-pilot-member table:name="r9i1p2f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Feuille1_1_2'.A1:'Table dynamique_Feuille1_1_2'.D147" table:buttons="'Table dynamique_Feuille1_1_2'.A1 'Table dynamique_Feuille1_1_2'.B1 'Table dynamique_Feuille1_1_2'.C1" table:show-filter-button="false" table:drill-down-on-double-click="false">
          <table:source-cell-range table:cell-range-address="Feuille1.B1:Feuille1.G1856"/>
          <table:data-pilot-field table:source-field-name="model" table:orientation="row" table:used-hierarchy="0" table:function="auto">
            <table:data-pilot-level table:show-empty="false" calcext:repeat-item-labels="false">
              <table:data-pilot-members>
                <table:data-pilot-member table:name="AWI" table:display="true" table:show-details="true"/>
                <table:data-pilot-member table:name="BCC" table:display="true" table:show-details="true"/>
                <table:data-pilot-member table:name="CAS" table:display="true" table:show-details="true"/>
                <table:data-pilot-member table:name="CCCma" table:display="true" table:show-details="true"/>
                <table:data-pilot-member table:name="CMCC" table:display="true" table:show-details="true"/>
                <table:data-pilot-member table:name="CNRM-CERFACS" table:display="true" table:show-details="true"/>
                <table:data-pilot-member table:name="CSIRO" table:display="true" table:show-details="true"/>
                <table:data-pilot-member table:name="CSIRO-ARCCSS" table:display="true" table:show-details="true"/>
                <table:data-pilot-member table:name="DKRZ" table:display="true" table:show-details="true"/>
                <table:data-pilot-member table:name="DWD" table:display="true" table:show-details="true"/>
                <table:data-pilot-member table:name="EC-Earth-Consortium" table:display="true" table:show-details="true"/>
                <table:data-pilot-member table:name="HAMMOZ-Consortium" table:display="true" table:show-details="true"/>
                <table:data-pilot-member table:name="IPSL" table:display="true" table:show-details="true"/>
                <table:data-pilot-member table:name="KIOST" table:display="true" table:show-details="true"/>
                <table:data-pilot-member table:name="MIROC" table:display="true" table:show-details="true"/>
                <table:data-pilot-member table:name="MOHC" table:display="true" table:show-details="true"/>
                <table:data-pilot-member table:name="MPI-M" table:display="true" table:show-details="true"/>
                <table:data-pilot-member table:name="MRI" table:display="true" table:show-details="true"/>
                <table:data-pilot-member table:name="NCAR" table:display="true" table:show-details="true"/>
                <table:data-pilot-member table:name="NCC" table:display="true" table:show-details="true"/>
                <table:data-pilot-member table:name="NIMS-KMA" table:display="true" table:show-details="true"/>
                <table:data-pilot-member table:name="NOAA-GFDL" table:display="true" table:show-details="true"/>
                <table:data-pilot-member table:name="NUIST" table:display="true" table:show-details="true"/>
                <table:data-pilot-member table:name="SNU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smodel" table:orientation="row" table:used-hierarchy="0" table:function="auto">
            <table:data-pilot-level table:show-empty="false" calcext:repeat-item-labels="false">
              <table:data-pilot-members>
                <table:data-pilot-member table:name="ACCESS-CM2" table:display="true" table:show-details="true"/>
                <table:data-pilot-member table:name="ACCESS-ESM1-5" table:display="true" table:show-details="true"/>
                <table:data-pilot-member table:name="AWI-CM-1-1-MR" table:display="true" table:show-details="true"/>
                <table:data-pilot-member table:name="AWI-ESM-1-1-LR" table:display="false" table:show-details="true"/>
                <table:data-pilot-member table:name="BCC-CSM2-MR" table:display="true" table:show-details="true"/>
                <table:data-pilot-member table:name="BCC-ESM1" table:display="false" table:show-details="true"/>
                <table:data-pilot-member table:name="CanESM5" table:display="true" table:show-details="true"/>
                <table:data-pilot-member table:name="CanESM5-1" table:display="false" table:show-details="true"/>
                <table:data-pilot-member table:name="CAS-ESM2-0" table:display="false" table:show-details="true"/>
                <table:data-pilot-member table:name="CESM2" table:display="true" table:show-details="true"/>
                <table:data-pilot-member table:name="CESM2-FV2" table:display="true" table:show-details="true"/>
                <table:data-pilot-member table:name="CESM2-WACCM" table:display="true" table:show-details="true"/>
                <table:data-pilot-member table:name="CESM2-WACCM-FV2" table:display="false" table:show-details="true"/>
                <table:data-pilot-member table:name="CMCC-CM2-HR4" table:display="false" table:show-details="true"/>
                <table:data-pilot-member table:name="CMCC-CM2-SR5" table:display="true" table:show-details="true"/>
                <table:data-pilot-member table:name="CMCC-ESM2" table:display="true" table:show-details="true"/>
                <table:data-pilot-member table:name="CNRM-CM6-1" table:display="true" table:show-details="true"/>
                <table:data-pilot-member table:name="CNRM-CM6-1-HR" table:display="true" table:show-details="true"/>
                <table:data-pilot-member table:name="CNRM-ESM2-1" table:display="true" table:show-details="true"/>
                <table:data-pilot-member table:name="EC-Earth3" table:display="true" table:show-details="true"/>
                <table:data-pilot-member table:name="EC-Earth3-AerChem" table:display="true" table:show-details="true"/>
                <table:data-pilot-member table:name="EC-Earth3-CC" table:display="true" table:show-details="true"/>
                <table:data-pilot-member table:name="EC-Earth3-LR" table:display="true" table:show-details="true"/>
                <table:data-pilot-member table:name="EC-Earth3-Veg" table:display="true" table:show-details="true"/>
                <table:data-pilot-member table:name="EC-Earth3-Veg-LR" table:display="true" table:show-details="true"/>
                <table:data-pilot-member table:name="GFDL-CM4" table:display="true" table:show-details="true"/>
                <table:data-pilot-member table:name="GFDL-ESM4" table:display="true" table:show-details="true"/>
                <table:data-pilot-member table:name="HadGEM3-GC31-LL" table:display="true" table:show-details="true"/>
                <table:data-pilot-member table:name="HadGEM3-GC31-MM" table:display="true" table:show-details="true"/>
                <table:data-pilot-member table:name="ICON-ESM-LR" table:display="false" table:show-details="true"/>
                <table:data-pilot-member table:name="IPSL-CM5A2-INCA" table:display="true" table:show-details="true"/>
                <table:data-pilot-member table:name="IPSL-CM6A-LR" table:display="true" table:show-details="true"/>
                <table:data-pilot-member table:name="IPSL-CM6A-LR-INCA" table:display="false" table:show-details="true"/>
                <table:data-pilot-member table:name="IPSL-CM6A-MR1" table:display="true" table:show-details="true"/>
                <table:data-pilot-member table:name="KIOST-ESM" table:display="true" table:show-details="true"/>
                <table:data-pilot-member table:name="MIROC6" table:display="true" table:show-details="true"/>
                <table:data-pilot-member table:name="MPI-ESM-1-2-HAM" table:display="true" table:show-details="true"/>
                <table:data-pilot-member table:name="MPI-ESM1-2-HR" table:display="false" table:show-details="true"/>
                <table:data-pilot-member table:name="MPI-ESM1-2-LR" table:display="false" table:show-details="true"/>
                <table:data-pilot-member table:name="MRI-ESM2-0" table:display="true" table:show-details="true"/>
                <table:data-pilot-member table:name="NESM3" table:display="true" table:show-details="true"/>
                <table:data-pilot-member table:name="NorESM2-LM" table:display="true" table:show-details="true"/>
                <table:data-pilot-member table:name="NorESM2-MM" table:display="true" table:show-details="true"/>
                <table:data-pilot-member table:name="SAM0-UNICON" table:display="false" table:show-details="true"/>
                <table:data-pilot-member table:name="UKESM1-0-LL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perience" table:orientation="row" table:used-hierarchy="0" table:function="auto">
            <table:data-pilot-level table:show-empty="false" calcext:repeat-item-labels="false">
              <table:data-pilot-members>
                <table:data-pilot-member table:name="1pctCO2" table:display="false" table:show-details="true"/>
                <table:data-pilot-member table:name="abrupt-4xCO2" table:display="false" table:show-details="true"/>
                <table:data-pilot-member table:name="esm-hist" table:display="false" table:show-details="true"/>
                <table:data-pilot-member table:name="esm-piControl" table:display="false" table:show-details="true"/>
                <table:data-pilot-member table:name="hist-noLu" table:display="false" table:show-details="true"/>
                <table:data-pilot-member table:name="historical" table:display="true" table:show-details="true"/>
                <table:data-pilot-member table:name="historical-EXT" table:display="false" table:show-details="true"/>
                <table:data-pilot-member table:name="piControl" table:display="false" table:show-details="true"/>
                <table:data-pilot-member table:name="ssp119" table:display="true" table:show-details="true"/>
                <table:data-pilot-member table:name="ssp126" table:display="true" table:show-details="true"/>
                <table:data-pilot-member table:name="ssp245" table:display="true" table:show-details="true"/>
                <table:data-pilot-member table:name="ssp370" table:display="true" table:show-details="true"/>
                <table:data-pilot-member table:name="ssp434" table:display="false" table:show-details="true"/>
                <table:data-pilot-member table:name="ssp460" table:display="false" table:show-details="true"/>
                <table:data-pilot-member table:name="ssp534-over" table:display="false" table:show-details="true"/>
                <table:data-pilot-member table:name="ssp58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n" table:orientation="data" table:used-hierarchy="0" table:function="count">
            <table:data-pilot-level table:show-empty="false" calcext:repeat-item-labels="false">
              <table:data-pilot-members>
                <table:data-pilot-member table:name="r10i1p1f1" table:display="true" table:show-details="true"/>
                <table:data-pilot-member table:name="r10i1p1f2" table:display="true" table:show-details="true"/>
                <table:data-pilot-member table:name="r10i1p2f1" table:display="true" table:show-details="true"/>
                <table:data-pilot-member table:name="r11i1p1f1" table:display="true" table:show-details="true"/>
                <table:data-pilot-member table:name="r11i1p1f2" table:display="true" table:show-details="true"/>
                <table:data-pilot-member table:name="r11i1p2f1" table:display="true" table:show-details="true"/>
                <table:data-pilot-member table:name="r12i1p1f1" table:display="true" table:show-details="true"/>
                <table:data-pilot-member table:name="r12i1p1f2" table:display="true" table:show-details="true"/>
                <table:data-pilot-member table:name="r12i1p2f1" table:display="true" table:show-details="true"/>
                <table:data-pilot-member table:name="r13i1p1f1" table:display="true" table:show-details="true"/>
                <table:data-pilot-member table:name="r13i1p1f2" table:display="true" table:show-details="true"/>
                <table:data-pilot-member table:name="r13i1p2f1" table:display="true" table:show-details="true"/>
                <table:data-pilot-member table:name="r14i1p1f1" table:display="true" table:show-details="true"/>
                <table:data-pilot-member table:name="r14i1p1f2" table:display="true" table:show-details="true"/>
                <table:data-pilot-member table:name="r14i1p2f1" table:display="true" table:show-details="true"/>
                <table:data-pilot-member table:name="r15i1p1f1" table:display="true" table:show-details="true"/>
                <table:data-pilot-member table:name="r15i1p1f2" table:display="true" table:show-details="true"/>
                <table:data-pilot-member table:name="r15i1p2f1" table:display="true" table:show-details="true"/>
                <table:data-pilot-member table:name="r16i1p1f1" table:display="true" table:show-details="true"/>
                <table:data-pilot-member table:name="r16i1p1f2" table:display="true" table:show-details="true"/>
                <table:data-pilot-member table:name="r16i1p2f1" table:display="true" table:show-details="true"/>
                <table:data-pilot-member table:name="r17i1p1f1" table:display="true" table:show-details="true"/>
                <table:data-pilot-member table:name="r17i1p1f2" table:display="true" table:show-details="true"/>
                <table:data-pilot-member table:name="r17i1p2f1" table:display="true" table:show-details="true"/>
                <table:data-pilot-member table:name="r18i1p1f1" table:display="true" table:show-details="true"/>
                <table:data-pilot-member table:name="r18i1p1f2" table:display="true" table:show-details="true"/>
                <table:data-pilot-member table:name="r18i1p2f1" table:display="true" table:show-details="true"/>
                <table:data-pilot-member table:name="r19i1p1f1" table:display="true" table:show-details="true"/>
                <table:data-pilot-member table:name="r19i1p1f2" table:display="true" table:show-details="true"/>
                <table:data-pilot-member table:name="r19i1p2f1" table:display="true" table:show-details="true"/>
                <table:data-pilot-member table:name="r1i1p1f1" table:display="true" table:show-details="true"/>
                <table:data-pilot-member table:name="r1i1p1f2" table:display="true" table:show-details="true"/>
                <table:data-pilot-member table:name="r1i1p1f3" table:display="true" table:show-details="true"/>
                <table:data-pilot-member table:name="r1i1p2f1" table:display="true" table:show-details="true"/>
                <table:data-pilot-member table:name="r1i1p4f1" table:display="true" table:show-details="true"/>
                <table:data-pilot-member table:name="r1i2000p1f1" table:display="true" table:show-details="true"/>
                <table:data-pilot-member table:name="r1i2p1f1" table:display="true" table:show-details="true"/>
                <table:data-pilot-member table:name="r1i2p2f1" table:display="true" table:show-details="true"/>
                <table:data-pilot-member table:name="r20i1p1f1" table:display="true" table:show-details="true"/>
                <table:data-pilot-member table:name="r20i1p1f2" table:display="true" table:show-details="true"/>
                <table:data-pilot-member table:name="r20i1p2f1" table:display="true" table:show-details="true"/>
                <table:data-pilot-member table:name="r21i1p1f1" table:display="true" table:show-details="true"/>
                <table:data-pilot-member table:name="r21i1p1f2" table:display="true" table:show-details="true"/>
                <table:data-pilot-member table:name="r21i1p2f1" table:display="true" table:show-details="true"/>
                <table:data-pilot-member table:name="r22i1p1f1" table:display="true" table:show-details="true"/>
                <table:data-pilot-member table:name="r22i1p1f2" table:display="true" table:show-details="true"/>
                <table:data-pilot-member table:name="r22i1p2f1" table:display="true" table:show-details="true"/>
                <table:data-pilot-member table:name="r23i1p1f1" table:display="true" table:show-details="true"/>
                <table:data-pilot-member table:name="r23i1p1f2" table:display="true" table:show-details="true"/>
                <table:data-pilot-member table:name="r23i1p2f1" table:display="true" table:show-details="true"/>
                <table:data-pilot-member table:name="r24i1p1f1" table:display="true" table:show-details="true"/>
                <table:data-pilot-member table:name="r24i1p1f2" table:display="true" table:show-details="true"/>
                <table:data-pilot-member table:name="r24i1p2f1" table:display="true" table:show-details="true"/>
                <table:data-pilot-member table:name="r25i1p1f1" table:display="true" table:show-details="true"/>
                <table:data-pilot-member table:name="r25i1p1f2" table:display="true" table:show-details="true"/>
                <table:data-pilot-member table:name="r25i1p2f1" table:display="true" table:show-details="true"/>
                <table:data-pilot-member table:name="r26i1p1f1" table:display="true" table:show-details="true"/>
                <table:data-pilot-member table:name="r26i1p1f2" table:display="true" table:show-details="true"/>
                <table:data-pilot-member table:name="r27i1p1f1" table:display="true" table:show-details="true"/>
                <table:data-pilot-member table:name="r27i1p1f2" table:display="true" table:show-details="true"/>
                <table:data-pilot-member table:name="r28i1p1f1" table:display="true" table:show-details="true"/>
                <table:data-pilot-member table:name="r28i1p1f2" table:display="true" table:show-details="true"/>
                <table:data-pilot-member table:name="r29i1p1f1" table:display="true" table:show-details="true"/>
                <table:data-pilot-member table:name="r29i1p1f2" table:display="true" table:show-details="true"/>
                <table:data-pilot-member table:name="r2i1p1f1" table:display="true" table:show-details="true"/>
                <table:data-pilot-member table:name="r2i1p1f2" table:display="true" table:show-details="true"/>
                <table:data-pilot-member table:name="r2i1p1f3" table:display="true" table:show-details="true"/>
                <table:data-pilot-member table:name="r2i1p2f1" table:display="true" table:show-details="true"/>
                <table:data-pilot-member table:name="r30i1p1f1" table:display="true" table:show-details="true"/>
                <table:data-pilot-member table:name="r30i1p1f2" table:display="true" table:show-details="true"/>
                <table:data-pilot-member table:name="r31i1p1f1" table:display="true" table:show-details="true"/>
                <table:data-pilot-member table:name="r31i1p1f2" table:display="true" table:show-details="true"/>
                <table:data-pilot-member table:name="r32i1p1f1" table:display="true" table:show-details="true"/>
                <table:data-pilot-member table:name="r32i1p1f2" table:display="true" table:show-details="true"/>
                <table:data-pilot-member table:name="r33i1p1f1" table:display="true" table:show-details="true"/>
                <table:data-pilot-member table:name="r33i1p1f2" table:display="true" table:show-details="true"/>
                <table:data-pilot-member table:name="r34i1p1f1" table:display="true" table:show-details="true"/>
                <table:data-pilot-member table:name="r34i1p1f2" table:display="true" table:show-details="true"/>
                <table:data-pilot-member table:name="r35i1p1f1" table:display="true" table:show-details="true"/>
                <table:data-pilot-member table:name="r35i1p1f2" table:display="true" table:show-details="true"/>
                <table:data-pilot-member table:name="r36i1p1f1" table:display="true" table:show-details="true"/>
                <table:data-pilot-member table:name="r36i1p1f2" table:display="true" table:show-details="true"/>
                <table:data-pilot-member table:name="r37i1p1f1" table:display="true" table:show-details="true"/>
                <table:data-pilot-member table:name="r37i1p1f2" table:display="true" table:show-details="true"/>
                <table:data-pilot-member table:name="r38i1p1f1" table:display="true" table:show-details="true"/>
                <table:data-pilot-member table:name="r38i1p1f2" table:display="true" table:show-details="true"/>
                <table:data-pilot-member table:name="r39i1p1f1" table:display="true" table:show-details="true"/>
                <table:data-pilot-member table:name="r39i1p1f2" table:display="true" table:show-details="true"/>
                <table:data-pilot-member table:name="r3i1p1f1" table:display="true" table:show-details="true"/>
                <table:data-pilot-member table:name="r3i1p1f2" table:display="true" table:show-details="true"/>
                <table:data-pilot-member table:name="r3i1p1f3" table:display="true" table:show-details="true"/>
                <table:data-pilot-member table:name="r3i1p2f1" table:display="true" table:show-details="true"/>
                <table:data-pilot-member table:name="r40i1p1f1" table:display="true" table:show-details="true"/>
                <table:data-pilot-member table:name="r40i1p1f2" table:display="true" table:show-details="true"/>
                <table:data-pilot-member table:name="r41i1p1f1" table:display="true" table:show-details="true"/>
                <table:data-pilot-member table:name="r42i1p1f1" table:display="true" table:show-details="true"/>
                <table:data-pilot-member table:name="r43i1p1f1" table:display="true" table:show-details="true"/>
                <table:data-pilot-member table:name="r44i1p1f1" table:display="true" table:show-details="true"/>
                <table:data-pilot-member table:name="r45i1p1f1" table:display="true" table:show-details="true"/>
                <table:data-pilot-member table:name="r46i1p1f1" table:display="true" table:show-details="true"/>
                <table:data-pilot-member table:name="r47i1p1f1" table:display="true" table:show-details="true"/>
                <table:data-pilot-member table:name="r48i1p1f1" table:display="true" table:show-details="true"/>
                <table:data-pilot-member table:name="r49i1p1f1" table:display="true" table:show-details="true"/>
                <table:data-pilot-member table:name="r4i1p1f1" table:display="true" table:show-details="true"/>
                <table:data-pilot-member table:name="r4i1p1f2" table:display="true" table:show-details="true"/>
                <table:data-pilot-member table:name="r4i1p1f3" table:display="true" table:show-details="true"/>
                <table:data-pilot-member table:name="r4i1p2f1" table:display="true" table:show-details="true"/>
                <table:data-pilot-member table:name="r50i1p1f1" table:display="true" table:show-details="true"/>
                <table:data-pilot-member table:name="r5i1p1f1" table:display="true" table:show-details="true"/>
                <table:data-pilot-member table:name="r5i1p1f2" table:display="true" table:show-details="true"/>
                <table:data-pilot-member table:name="r5i1p1f3" table:display="true" table:show-details="true"/>
                <table:data-pilot-member table:name="r5i1p2f1" table:display="true" table:show-details="true"/>
                <table:data-pilot-member table:name="r6i1p1f1" table:display="true" table:show-details="true"/>
                <table:data-pilot-member table:name="r6i1p1f2" table:display="true" table:show-details="true"/>
                <table:data-pilot-member table:name="r6i1p1f3" table:display="true" table:show-details="true"/>
                <table:data-pilot-member table:name="r6i1p2f1" table:display="true" table:show-details="true"/>
                <table:data-pilot-member table:name="r7i1p1f1" table:display="true" table:show-details="true"/>
                <table:data-pilot-member table:name="r7i1p1f2" table:display="true" table:show-details="true"/>
                <table:data-pilot-member table:name="r7i1p1f3" table:display="true" table:show-details="true"/>
                <table:data-pilot-member table:name="r7i1p2f1" table:display="true" table:show-details="true"/>
                <table:data-pilot-member table:name="r8i1p1f1" table:display="true" table:show-details="true"/>
                <table:data-pilot-member table:name="r8i1p1f2" table:display="true" table:show-details="true"/>
                <table:data-pilot-member table:name="r8i1p2f1" table:display="true" table:show-details="true"/>
                <table:data-pilot-member table:name="r9i1p1f1" table:display="true" table:show-details="true"/>
                <table:data-pilot-member table:name="r9i1p1f2" table:display="true" table:show-details="true"/>
                <table:data-pilot-member table:name="r9i1p2f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 style:data-style-name="N2" text:time-value="13:52:54.4308325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ccitane Barbaux</meta:initial-creator>
    <meta:creation-date>2026-02-10T13:23:26.605489250</meta:creation-date>
    <dc:date>2026-02-10T15:39:51.182478531</dc:date>
    <dc:creator>Occitane Barbaux</dc:creator>
    <meta:editing-duration>PT2H12M45S</meta:editing-duration>
    <meta:editing-cycles>3</meta:editing-cycles>
    <meta:generator>LibreOffice/7.6.7.2$Linux_X86_64 LibreOffice_project/dd47e4b30cb7dab30588d6c79c651f218165e3c5</meta:generator>
    <meta:document-statistic meta:table-count="4" meta:cell-count="11891" meta:object-count="0"/>
  </office:meta>
</office:document-meta>
</file>